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reak-before="page"/>
      <style:text-properties fo:font-size="18pt" style:font-size-asian="18pt" style:font-size-complex="18pt"/>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fo:background-color="transparent"/>
    </style:style>
    <style:style style:name="P11" style:family="paragraph" style:parent-style-name="Standard">
      <style:paragraph-properties fo:margin-left="1.251cm" fo:margin-right="0cm" fo:text-align="justify" style:justify-single-word="false" fo:text-indent="0cm" style:auto-text-indent="false" fo:background-color="transparent">
        <style:background-image/>
      </style:paragraph-properties>
      <style:text-properties fo:font-size="12pt" fo:font-style="normal" fo:background-color="transparent" style:font-size-asian="12pt" style:font-style-asian="normal" style:font-size-complex="12pt" style:font-style-complex="normal"/>
    </style:style>
    <style:style style:name="P12" style:family="paragraph" style:parent-style-name="Standard">
      <style:paragraph-properties fo:text-align="start" style:justify-single-word="false" fo:background-color="transparent">
        <style:background-image/>
      </style:paragraph-properties>
      <style:text-properties fo:font-size="12pt" fo:font-style="normal" fo:background-color="transparent" style:font-size-asian="12pt" style:font-style-asian="normal" style:font-size-complex="12pt" style:font-style-complex="normal"/>
    </style:style>
    <style:style style:name="P13" style:family="paragraph" style:parent-style-name="Heading_20_2">
      <style:text-properties fo:background-color="transparent"/>
    </style:style>
    <style:style style:name="P14" style:family="paragraph" style:parent-style-name="Text_20_body">
      <style:text-properties fo:background-color="transparent"/>
    </style:style>
    <style:style style:name="P15" style:family="paragraph" style:parent-style-name="Text_20_body" style:list-style-name="L1">
      <style:text-properties fo:background-color="transparent"/>
    </style:style>
    <style:style style:name="P16" style:family="paragraph" style:parent-style-name="Text_20_body">
      <style:text-properties fo:font-size="12pt" fo:font-style="normal" fo:background-color="transparent" style:font-size-asian="12pt" style:font-style-asian="normal" style:font-size-complex="12pt" style:font-style-complex="normal"/>
    </style:style>
    <style:style style:name="P17" style:family="paragraph" style:parent-style-name="Text_20_body">
      <style:paragraph-properties fo:margin-left="1.251cm" fo:margin-right="0cm" fo:text-indent="0cm" style:auto-text-indent="false"/>
    </style:style>
    <style:style style:name="P18" style:family="paragraph" style:parent-style-name="Text_20_body">
      <style:paragraph-properties fo:margin-left="1.251cm" fo:margin-right="0cm" fo:text-indent="0cm" style:auto-text-indent="false"/>
      <style:text-properties fo:background-color="transparent"/>
    </style:style>
    <style:style style:name="P19" style:family="paragraph" style:parent-style-name="Text_20_body" style:list-style-name="L2">
      <style:paragraph-properties fo:margin-left="1.251cm" fo:margin-right="0cm" fo:text-indent="0cm" style:auto-text-indent="false"/>
      <style:text-properties fo:background-color="transparent"/>
    </style:style>
    <style:style style:name="P20" style:family="paragraph" style:parent-style-name="Text_20_body" style:list-style-name="L3">
      <style:paragraph-properties fo:margin-left="1.251cm" fo:margin-right="0cm" fo:text-indent="0cm" style:auto-text-indent="false"/>
      <style:text-properties fo:background-color="transparent"/>
    </style:style>
    <style:style style:name="P21" style:family="paragraph" style:parent-style-name="Text_20_body" style:list-style-name="L4">
      <style:paragraph-properties fo:margin-left="1.251cm" fo:margin-right="0cm" fo:text-indent="0cm" style:auto-text-indent="false"/>
      <style:text-properties fo:background-color="transparent"/>
    </style:style>
    <style:style style:name="P22" style:family="paragraph" style:parent-style-name="Text_20_body">
      <style:paragraph-properties fo:margin-left="1.251cm" fo:margin-right="0cm" fo:text-align="justify" style:justify-single-word="false" fo:text-indent="0cm" style:auto-text-indent="false"/>
      <style:text-properties fo:background-color="transparent"/>
    </style:style>
    <style:style style:name="P23" style:family="paragraph" style:parent-style-name="Text_20_body" style:list-style-name="L5">
      <style:paragraph-properties fo:margin-left="1.251cm" fo:margin-right="0cm" fo:text-indent="0cm" style:auto-text-indent="false"/>
      <style:text-properties fo:background-color="transparent"/>
    </style:style>
    <style:style style:name="P24" style:family="paragraph" style:parent-style-name="Text_20_body" style:list-style-name="L6">
      <style:paragraph-properties fo:margin-left="1.251cm" fo:margin-right="0cm" fo:text-indent="0cm" style:auto-text-indent="false"/>
      <style:text-properties fo:background-color="transparent"/>
    </style:style>
    <style:style style:name="P25" style:family="paragraph" style:parent-style-name="Text_20_body">
      <style:paragraph-properties fo:margin-left="1.251cm" fo:margin-right="0cm" fo:text-indent="0cm" style:auto-text-indent="false"/>
      <style:text-properties fo:font-weight="bold" fo:background-color="transparent" style:font-weight-asian="bold" style:font-weight-complex="bold"/>
    </style:style>
    <style:style style:name="T1" style:family="text">
      <style:text-properties fo:background-color="transparent"/>
    </style:style>
    <style:style style:name="T2" style:family="text">
      <style:text-properties fo:font-style="italic" fo:background-color="transparent"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margin-left="2.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OpenMerx</text:p>
      <text:p text:style-name="P3"/>
      <text:p text:style-name="P3"/>
      <text:p text:style-name="P3">Document de Game Design</text:p>
      <text:p text:style-name="P3"/>
      <text:p text:style-name="P3"/>
      <text:p text:style-name="P6">Table des matièr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8"><text:a xlink:type="simple" xlink:href="#__RefHeading__497_935776980" text:style-name="Internet_20_link" text:visited-style-name="Internet_20_link">LICENCES</text:a><text:tab/>3</text:p>
          <text:p text:style-name="P8"><text:a xlink:type="simple" xlink:href="#__RefHeading__499_935776980" text:style-name="Internet_20_link" text:visited-style-name="Internet_20_link">APPERCU DU JEU</text:a><text:tab/>4</text:p>
          <text:p text:style-name="P7"><text:a xlink:type="simple" xlink:href="#__RefHeading__611_935776980" text:style-name="Internet_20_link" text:visited-style-name="Internet_20_link">Concepts clés</text:a><text:tab/>4</text:p>
          <text:p text:style-name="P7"><text:a xlink:type="simple" xlink:href="#__RefHeading__613_935776980" text:style-name="Internet_20_link" text:visited-style-name="Internet_20_link">La présentation </text:a><text:tab/>4</text:p>
          <text:p text:style-name="P8"><text:a xlink:type="simple" xlink:href="#__RefHeading__501_935776980" text:style-name="Internet_20_link" text:visited-style-name="Internet_20_link">GAMEPLAY</text:a><text:tab/>5</text:p>
          <text:p text:style-name="P7"><text:a xlink:type="simple" xlink:href="#__RefHeading__615_935776980" text:style-name="Internet_20_link" text:visited-style-name="Internet_20_link">Les Corporations</text:a><text:tab/>5</text:p>
          <text:p text:style-name="P7"><text:a xlink:type="simple" xlink:href="#__RefHeading__617_935776980" text:style-name="Internet_20_link" text:visited-style-name="Internet_20_link">Les Stations</text:a><text:tab/>5</text:p>
          <text:p text:style-name="P7"><text:a xlink:type="simple" xlink:href="#__RefHeading__619_935776980" text:style-name="Internet_20_link" text:visited-style-name="Internet_20_link">Les Hangars</text:a><text:tab/>5</text:p>
          <text:p text:style-name="P7"><text:a xlink:type="simple" xlink:href="#__RefHeading__621_935776980" text:style-name="Internet_20_link" text:visited-style-name="Internet_20_link">Les Vaisseaux</text:a><text:tab/>5</text:p>
          <text:p text:style-name="P7"><text:a xlink:type="simple" xlink:href="#__RefHeading__623_935776980" text:style-name="Internet_20_link" text:visited-style-name="Internet_20_link">Les Plans de vols</text:a><text:tab/>6</text:p>
          <text:p text:style-name="P7"><text:a xlink:type="simple" xlink:href="#__RefHeading__625_935776980" text:style-name="Internet_20_link" text:visited-style-name="Internet_20_link">Les Flottes</text:a><text:tab/>7</text:p>
          <text:p text:style-name="P7"><text:a xlink:type="simple" xlink:href="#__RefHeading__627_935776980" text:style-name="Internet_20_link" text:visited-style-name="Internet_20_link">L'exploration </text:a><text:tab/>7</text:p>
          <text:p text:style-name="P7"><text:a xlink:type="simple" xlink:href="#__RefHeading__629_935776980" text:style-name="Internet_20_link" text:visited-style-name="Internet_20_link">Les points d'intérêts</text:a><text:tab/>7</text:p>
          <text:p text:style-name="P7"><text:a xlink:type="simple" xlink:href="#__RefHeading__631_935776980" text:style-name="Internet_20_link" text:visited-style-name="Internet_20_link">Les Bookmarks</text:a><text:tab/>8</text:p>
          <text:p text:style-name="P8"><text:a xlink:type="simple" xlink:href="#__RefHeading__503_935776980" text:style-name="Internet_20_link" text:visited-style-name="Internet_20_link">VISUELS</text:a><text:tab/>9</text:p>
          <text:p text:style-name="P8"><text:a xlink:type="simple" xlink:href="#__RefHeading__505_935776980" text:style-name="Internet_20_link" text:visited-style-name="Internet_20_link">TECHNIQUES</text:a><text:tab/>10</text:p>
        </text:index-body>
      </text:table-of-content>
      <text:p text:style-name="P3"/>
      <text:h text:style-name="P9" text:outline-level="1"><text:bookmark-start text:name="__RefHeading__497_935776980"/>LICENCES<text:bookmark-end text:name="__RefHeading__497_935776980"/></text:h>
      <text:p text:style-name="P4">Cette œuvre est mise à disposition sous licence Attribution 4.0 International. Pour voir une copie de cette licence, visitez http://creativecommons.org/licenses/by/4.0/ ou écrivez à Creative Commons, PO Box 1866, Mountain View, CA 94042, USA.</text:p>
      <text:p text:style-name="P4"/>
      <text:p text:style-name="P4">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 or send a letter to Creative Commons, PO Box 1866, Mountain View, CA 94042, USA.</text:p>
      <text:p text:style-name="P4"/>
      <text:p text:style-name="P5"/>
      <text:h text:style-name="P9" text:outline-level="1"><text:bookmark-start text:name="__RefHeading__499_935776980"/>APPERCU DU JEU<text:bookmark-end text:name="__RefHeading__499_935776980"/></text:h>
      <text:p text:style-name="P11">OpenMerx est un jeu basé principalement sur le commerce. <text:s/>Le joueur prend la tête d'une société dans un univers spatial. Il devra donner des ordres à ses employés dans le but de leur faire effectuer des travaus qui vont permettre à la société de s'enrichir et de gagner en renomé. Plus la société crois, plus elle peut effectuer des opération d'envergure pouvant aller jusqu'à des guerres de territoires ou la construction de stations et de routes pour coloniser des zones de l'univers encore inconnues.</text:p>
      <text:p text:style-name="P12"/>
      <text:h text:style-name="P13" text:outline-level="2"><text:bookmark-start text:name="__RefHeading__611_935776980"/>Concepts clés<text:bookmark-end text:name="__RefHeading__611_935776980"/></text:h>
      <text:list xml:id="list4874085065425937710" text:style-name="L1">
        <text:list-item>
          <text:list>
            <text:list-item>
              <text:p text:style-name="P15">La persistence : OpenMerx aura un univers persistent ou les unités du joueur pourront évolués que le joueur soit en ligne ou non. Cela permet aux joueur peu présent de pouvoir compencer ce déficit de présence par une planification à long terme.</text:p>
            </text:list-item>
            <text:list-item>
              <text:p text:style-name="P15">La programmation : Le jeu offre un outil pour programmer les tâches que les unités effectues dans le jeu. Le joueur pourra programmer des tâches simples et plus il maitrisera les concepts de programmation, plus il pourra effectuer des planification complexes et surtout complétes.</text:p>
            </text:list-item>
          </text:list>
        </text:list-item>
      </text:list>
      <text:p text:style-name="P14"/>
      <text:h text:style-name="P13" text:outline-level="2"><text:bookmark-start text:name="__RefHeading__613_935776980"/>La présentation <text:bookmark-end text:name="__RefHeading__613_935776980"/></text:h>
      <text:p text:style-name="P18">Le jeu se présente pour l'instant sous forme d'une suite de menu et d'image permettant d'afficher l'état de la société et des unités qu'elle possède. La seule partie en 3D pour le moment reste la vue de l'univers mais à terme il serait intéressant de pouvoir suivre ses vaisseaux en 3D et en temps réel.</text:p>
      <text:h text:style-name="P10" text:outline-level="1"><text:bookmark-start text:name="__RefHeading__501_935776980"/>GAMEPLAY<text:bookmark-end text:name="__RefHeading__501_935776980"/></text:h>
      <text:p text:style-name="P14">Cette section permet de présenter les mécaniques du jeu. Pour faire une analogie, cette section est comme le livre du maître du jeu dans un jeu de rôle. Il permet de connaitres les entités qui peuvent exister, leurs attributs, les règles qu'elles doivent suivre.</text:p>
      <text:h text:style-name="P13" text:outline-level="2"><text:bookmark-start text:name="__RefHeading__615_935776980"/>Les Corporations<text:bookmark-end text:name="__RefHeading__615_935776980"/></text:h>
      <text:h text:style-name="P13" text:outline-level="2"><text:bookmark-start text:name="__RefHeading__617_935776980"/>Les Stations<text:bookmark-end text:name="__RefHeading__617_935776980"/></text:h>
      <text:p text:style-name="P1"><text:span text:style-name="T1">L'univers de OpenMerx est un tissus de routes, chaque route ayant son début et sa fin à une station. Les Stations sont donc les points d'intersections des routes. Toutes les stations sont identiques. (</text:span><text:span text:style-name="T2">Changera dans le future</text:span><text:span text:style-name="T1">) Elle sont gérées par les Non joueur et donc accessible à tous. </text:span></text:p>
      <text:p text:style-name="P18">L'usage des stations est de permettre le stockage et l'échange de ressources. </text:p>
      <text:p text:style-name="P18"/>
      <text:p text:style-name="P18">A venir : </text:p>
      <text:list xml:id="list1054284292632295485" text:style-name="L2">
        <text:list-item>
          <text:p text:style-name="P19">Le joueur pourra effectuer des transformation de ressources dans les hangars</text:p>
        </text:list-item>
        <text:list-item>
          <text:p text:style-name="P19">Le joueur pourra construire des stations dans les versions ultérieur.</text:p>
        </text:list-item>
      </text:list>
      <text:h text:style-name="P13" text:outline-level="2"><text:bookmark-start text:name="__RefHeading__619_935776980"/>Les Hangars<text:bookmark-end text:name="__RefHeading__619_935776980"/></text:h>
      <text:p text:style-name="P18">Les Hangars sont une partie d'une station réservé à une corporation. Elle contient les vaisseaux ainsi que les ressources de la corporation. </text:p>
      <text:p text:style-name="P18">Pour obtenir un hangar, il faut le louer. La corporation peut louer un hangar par station. Le côut du hangar est de 1000ICU par jour. Ce montant est retiré automatiquement du portefeuille de la corporation au début de chaque journée ou le hangar est loué.</text:p>
      <text:h text:style-name="P13" text:outline-level="2">Les Ressources</text:h>
      <text:p text:style-name="P1"><text:span text:style-name="T1">Dans OpenMerx le nombre de ressources est considérable. Une ressources est d'un type donné, chaque unité à un volume en m3. Les ressources sont listées dans le fichier Resources.ods .</text:span></text:p>
      <text:h text:style-name="P13" text:outline-level="2"><text:bookmark-start text:name="__RefHeading__621_935776980"/>Les Vaisseaux<text:bookmark-end text:name="__RefHeading__621_935776980"/></text:h>
      <text:p text:style-name="P18">Les vaisseaux sont des outils que les corporations vont utiliser pour effectuer un certain nombre de tâche. Le vaisseau peut par exemple explorer, miner, transporter, escorter...</text:p>
      <text:p text:style-name="P18"><text:line-break/>Afin d'avoir un vaisseau, un joueur doit acheter un kit de vaisseau. Pour un vaisseau Omega, il devra acheter un kit de vaisseau Omega. Ce kit apparaît dans le hangar du joueur dans la section ressources. Le joueur peut à tout moment transformer un kit de vaisseau en un vaisseau prêt à l'usage. Une fois transformé(assemblé) le kit disparaît de la section ressources et un vaisseau du type apparaît dans la zone vaisseau du hangar. </text:p>
      <text:p text:style-name="P18">Les vaisseaus sont de différent type et ont différents attributs qui sont utilisé lors des tâches qu'on leur affectent. </text:p>
      <text:p text:style-name="P18">Les attributs sont dans un fichier lié : Vaisseaux.ods</text:p>
      <text:list xml:id="list2231052446513674755" text:style-name="L3">
        <text:list-item>
          <text:p text:style-name="P20"><text:soft-page-break/>Noob ship : C'est le vaisseau de départ, on donne un Noob ship à une corporation qui vient d'être crée. Un joueur peut réclamer un nouveau Noob ship gratuit quand il n'a plus aucun vaisseau. Pour se faire il devrait passer par l'interface corporation. Il fait un peu toutes les tâches mais n'est spécialisé en rien. Il à un petite autonomie, un petit cargo, il peux explorer doucement mais il est rapide sur ses déplacements et ne coute presque rien en Fuel.</text:p>
        </text:list-item>
        <text:list-item>
          <text:p text:style-name="P20">Explorer : C'est un vaisseau spécialisé dans l'exploration. Sa vitesse d'exploration est au dessus de la moyenne ainsi que son autonomie. Il est toutefaois bien fragile et assez chere.</text:p>
        </text:list-item>
        <text:list-item>
          <text:p text:style-name="P20">Le convoyeur : C'est un vaisseau spécialisé dans le transport de ressources. Il à un cargo de bonne capacité mais une autonomie limitée. Il à un cout modéré et est moyen également dans la consomation de Fuel. Il est toutefois très lent lors de ses déplacements.</text:p>
        </text:list-item>
        <text:list-item>
          <text:p text:style-name="P20">Le mineur : C'est une machine industrielle qui ne sait que broyer des cailloux. Il mine à une grande vitesse, à une bonne autonomie ce qui lui permet rester sur site un long moment. Il est quant à lui très lent et assez dispendieux. On peut considérer qu'il n'a aucune résistences aux dégats. Ce vaisseau peut charger les matières minées dans son cargo ou les laisser sur place.</text:p>
        </text:list-item>
        <text:list-item>
          <text:p text:style-name="P20">Le transporteur : ce vaisseau peut accompagner une expédition de minage et effectuer des trarnsporte de matière minée. Il peut récuperer des ressources dans l'espace ou dans un cargo d'un mineur. Sa vitesse est moyenne pour un cargo de grande capacité. Toujours aucune résistences au dégats. C'est un vaisseau très économe sur le Fuel.</text:p>
        </text:list-item>
      </text:list>
      <text:h text:style-name="P13" text:outline-level="2"><text:bookmark-start text:name="__RefHeading__623_935776980"/>Les Plans de vols<text:bookmark-end text:name="__RefHeading__623_935776980"/></text:h>
      <text:p text:style-name="P18">Afin de donner des ordres aux vaisseaux, le joueur dispose de plans de vol. Le jeu lui permet de créer des plans de vol modèles qu'il pourra utilisé par la suite pour éviter de toujours devoir recréer les mêmes schémas. </text:p>
      <text:p text:style-name="P18">Un plan de vol est une suite d'étapes qu'une flotte devra effectuer. On appel « flow » la suite des nœuds qui deviennent actif. Certain nœud ne peuvent jamais être actif. Un nœud est synonyme de « le vaisseau est présentement en train d'effectuer cette tâche ». </text:p>
      <text:p text:style-name="P18">Le Flow d'un plan de vol débute donc toujours d'un nœud « début ». Il ne peut y avoir qu'un nœud début par plan de vol.</text:p>
      <text:p text:style-name="P18">Quand le nœud actif termine son travail, il passe le flow vers un autre nœud. Une fois que le Flow atteint un nœud de type « fin » la flotte à terminé son travail et les vaisseaux qui la composaient sont à noveau disponible.</text:p>
      <text:p text:style-name="P18"/>
      <text:p text:style-name="P18">Les nœuds disponibles : </text:p>
      <text:list xml:id="list7944281095854680713" text:style-name="L4">
        <text:list-item>
          <text:p text:style-name="P21">Les nœuds Actions</text:p>
          <text:list>
            <text:list-item>
              <text:p text:style-name="P21">MoveTo</text:p>
            </text:list-item>
            <text:list-item>
              <text:p text:style-name="P21">Explore</text:p>
            </text:list-item>
            <text:list-item>
              <text:p text:style-name="P21">Mine</text:p>
            </text:list-item>
          </text:list>
        </text:list-item>
        <text:list-item>
          <text:p text:style-name="P21">Les nœud de décision</text:p>
          <text:list>
            <text:list-item>
              <text:p text:style-name="P21">If</text:p>
            </text:list-item>
          </text:list>
        </text:list-item>
        <text:list-item>
          <text:p text:style-name="P21">Les nœuds de sélection</text:p>
          <text:list>
            <text:list-item>
              <text:p text:style-name="P21">Hangar selector</text:p>
            </text:list-item>
            <text:list-item>
              <text:p text:style-name="P21"><text:soft-page-break/>Bookmark selector</text:p>
            </text:list-item>
            <text:list-item>
              <text:p text:style-name="P21">Resource selector</text:p>
            </text:list-item>
          </text:list>
        </text:list-item>
      </text:list>
      <text:h text:style-name="P13" text:outline-level="2"><text:bookmark-start text:name="__RefHeading__625_935776980"/>Les Flottes<text:bookmark-end text:name="__RefHeading__625_935776980"/></text:h>
      <text:p text:style-name="P22">Une flotte est un ensemble de vaisseaux à qui on assigne un plan de vol. Afin de créer la flotte, il faut sélectionner les vaisseaux dans une station, demander la création de la flotte et y assigner le plan de vol en partant d'un modèle déjà construit ou d'un plan de vol vierge. La flotte va effectuer son plan de vol jusqu'à la fin et une fois terminée elle est dissoute et les vaisseaux la constituant sont à nouveau disponible pour rejoindre une nouvelle flotte.</text:p>
      <text:h text:style-name="P13" text:outline-level="2"><text:bookmark-start text:name="__RefHeading__627_935776980"/>L'exploration <text:bookmark-end text:name="__RefHeading__627_935776980"/></text:h>
      <text:p text:style-name="P18">L'exploration est une des tâches que peut effectuer une flotte. Elle consiste à sortir d'une station et aller explorer les allentour de cette station. La distance à laquel l'exploration est fait dépend du choix de l'utilisateur ainsi que de la capacité du vaisseau. </text:p>
      <text:p text:style-name="P18">L'utilisateur lors de l'exploration va choisir : </text:p>
      <text:p text:style-name="P18">Distance = un entier qui represente en distance la distance en AU depuis la station. Doit être entre 1 et DistanceMax.</text:p>
      <text:p text:style-name="P18">Les valeurs suivantes sont calculées en fonction des vaisseaux dans la flotte : </text:p>
      <text:p text:style-name="P18">DistanceMax = </text:p>
      <text:p text:style-name="P18">DureeDeplacement = </text:p>
      <text:p text:style-name="P18">DureeExploration = </text:p>
      <text:p text:style-name="P18"/>
      <text:p text:style-name="P18">Resultat : </text:p>
      <text:p text:style-name="P18">BonuxExploration = Maximum des BonuxExploration des vaisseaux de la flotte</text:p>
      <text:p text:style-name="P18">TauxReussite : random(0,0 – 1,0) * BonusExploration</text:p>
      <text:p text:style-name="P18">Ensuite on choisi un point d'interet au hasard parmis tous les Point d'interets dans la zone explorée qui ont un TauxDifficulte &lt; a TauxReussite,</text:p>
      <text:p text:style-name="P18"><text:line-break/>Dans le cas d'un résultat positif, un message est envoyé à la corporation propriétaire de la flotte indiquant le résultat. De plus un Bookmark est créé dans la liste des bookmark de cette corporation pointant vers l'objets trouvé.</text:p>
      <text:p text:style-name="P18"/>
      <text:h text:style-name="P13" text:outline-level="2"><text:bookmark-start text:name="__RefHeading__629_935776980"/>Les points d'intérêts<text:bookmark-end text:name="__RefHeading__629_935776980"/></text:h>
      <text:p text:style-name="P18">Les points d'intérets sont des endroits dans l'espace qui ont un intérêt pour le joueur. Ces points d'intérets sont découvert par l'action d'exploration, une fois découvert un bookmark permet de garder l'endroit pour une utilisation ultérieure.</text:p>
      <text:p text:style-name="P18"/>
      <text:p text:style-name="P18">Il existe différent type de point d'intérets et chaque type de point d'intéret est décliné en plusieurs version plus ou moins intéressante. Un point d'intérets est situé dans une zone autour d'une station.</text:p>
      <text:p text:style-name="P25">Zones : </text:p>
      <text:list xml:id="list827118086625824416" text:style-name="L5">
        <text:list-item>
          <text:p text:style-name="P23"><text:soft-page-break/>0 a 1[ AU : Zone 1 </text:p>
        </text:list-item>
        <text:list-item>
          <text:p text:style-name="P23">2 a 5 AU : Zone 2</text:p>
        </text:list-item>
        <text:list-item>
          <text:p text:style-name="P23">6 a 10 AU : Zone 3</text:p>
        </text:list-item>
        <text:list-item>
          <text:p text:style-name="P23">10+ AU : Zone 4</text:p>
        </text:list-item>
      </text:list>
      <text:p text:style-name="P18"/>
      <text:p text:style-name="P25">Création des POI : </text:p>
      <text:p text:style-name="P18">Le serveur effectue une fois par heure un test pour chaque zone et va créer un certain nombre de POI en fonction du nombre de POI Existant et de la zone</text:p>
      <text:p text:style-name="P18">NBPOI : nombre de point d'interet dans la zone</text:p>
      <text:p text:style-name="P18">Zone : le numero de la zone</text:p>
      <text:p text:style-name="P18">ZoneMax : Zone * 50</text:p>
      <text:p text:style-name="P18">NombreDePOIaCreer : floor(max(0 , (ZoneMax – NBPOI) * 0,1))</text:p>
      <text:p text:style-name="P18"/>
      <text:p text:style-name="P18">lors de la creation d'un POI : </text:p>
      <text:p text:style-name="P18">POIScore : Random(0 – 1,0) * Zone ;</text:p>
      <text:p text:style-name="P18">Parmis tous les types de POI, choisir un type au hasard dont le POIScoreNeed &lt;= POIScore</text:p>
      <text:p text:style-name="P18"/>
      <text:p text:style-name="P18">Types de POI</text:p>
      <text:list xml:id="list6207360862081884829" text:style-name="L6">
        <text:list-item>
          <text:p text:style-name="P24">Tas d'asteroid : POIScoreNeed(0,75)</text:p>
        </text:list-item>
        <text:list-item>
          <text:p text:style-name="P24">si le aucun type de POI n'est choisi, on crée un POI de type esthétique, donc qui n'a aucune utilité.</text:p>
        </text:list-item>
      </text:list>
      <text:p text:style-name="P18"><text:line-break/>en fonction du type de POI on va le créer en fonction des informations dans le fichier lui attribuer des valeurs qu'on trouve dans le fichier PointOfInterest.ods.</text:p>
      <text:p text:style-name="P18"/>
      <text:p text:style-name="P18">A venir : </text:p>
      <text:p text:style-name="P18">Il faut d'autre type de POI ca c'est sur....</text:p>
      <text:h text:style-name="P13" text:outline-level="2"><text:bookmark-start text:name="__RefHeading__631_935776980"/>Les Bookmarks<text:bookmark-end text:name="__RefHeading__631_935776980"/></text:h>
      <text:p text:style-name="P18">Un bookmark est un point dans l'espace connu par une corporation. Ces points dans l'espace correspondent a un Point d'intéret normalement découvert par exploration. </text:p>
      <text:p text:style-name="P18"><text:line-break/>Il est possible qu'au moment ou une flottre se présente à un bookmark, que celui-ci ne soit plus utile(astéroid miné ou marché ambulant parti...) dans un tel cas, le bookmark est supprimé de la liste de la corporation et un message est envoyé à cette dernière.</text:p>
      <text:h text:style-name="P10" text:outline-level="1"><text:bookmark-start text:name="__RefHeading__503_935776980"/>VISUELS<text:bookmark-end text:name="__RefHeading__503_935776980"/></text:h>
      <text:p text:style-name="P14"/>
      <text:p text:style-name="P14">Ici on propose les données visuelles du projet. Les interfaces, les règles pour respecter l'ambiance.</text:p>
      <text:h text:style-name="P10" text:outline-level="1"><text:bookmark-start text:name="__RefHeading__505_935776980"/>TECHNIQUES<text:bookmark-end text:name="__RefHeading__505_935776980"/></text:h>
      <text:p text:style-name="P14">Ici c'est le côté techique de comment on applique les règles du jeu.</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9T08:57:46.80</meta:creation-date>
    <meta:generator>OpenOffice/4.1.3$Win32 OpenOffice.org_project/413m1$Build-9783</meta:generator>
    <dc:date>2017-12-20T17:16:21.96</dc:date>
    <meta:editing-duration>P1DT8H12M17S</meta:editing-duration>
    <meta:editing-cycles>13</meta:editing-cycles>
    <meta:document-statistic meta:table-count="0" meta:image-count="0" meta:object-count="0" meta:page-count="10" meta:paragraph-count="115" meta:word-count="1839" meta:character-count="10649"/>
  </office:meta>
</office:document-meta>
</file>